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char" svg:x="0.1717in" svg:y="-0.648in" svg:width="6.5583in" svg:height="4.76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char" svg:x="-0.6189in" svg:y="0.189in" svg:width="7.5563in" svg:height="5.2543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1:55:31.422401569</meta:creation-date>
    <dc:date>2022-04-07T11:58:31.805513935</dc:date>
    <meta:editing-duration>PT3M1S</meta:editing-duration>
    <meta:editing-cycles>2</meta:editing-cycles>
    <meta:generator>LibreOffice/7.3.2.2$Linux_X86_64 LibreOffice_project/454130fadb9a820d3728b86ccb63c8f359d70528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57cm" svg:height="12.112cm" xlink:href="." xlink:type="simple" chart:class="chart:scatter" chart:style-name="ch1">
        <chart:title svg:x="6.035cm" svg:y="0.378cm" chart:style-name="ch2">
          <text:p>Зависимость Dc от D</text:p>
        </chart:title>
        <chart:plot-area chart:style-name="ch3" chart:data-source-has-labels="both" svg:x="0.333cm" svg:y="1.399cm" svg:width="15.991cm" svg:height="10.471cm">
          <chart:coordinate-region svg:x="1.14cm" svg:y="1.598cm" svg:width="14.904cm" svg:height="9.625cm"/>
          <chart:axis chart:dimension="x" chart:name="primary-x" chart:style-name="ch4" chartooo:axis-type="auto">
            <chart:categories table:cell-range-address="local-table.$A$2:.$A$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">
                <text:p>2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">
                <text:p>3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454130fadb9a820d3728b86ccb63c8f359d7052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92cm" svg:height="13.345cm" xlink:href="." xlink:type="simple" chart:class="chart:scatter" chart:style-name="ch1">
        <chart:title svg:x="8.362cm" svg:y="0.402cm" chart:style-name="ch2">
          <text:p>dy = f(1/dc)</text:p>
        </chart:title>
        <chart:plot-area chart:style-name="ch3" chart:data-source-has-labels="both" svg:x="1.394cm" svg:y="1.447cm" svg:width="17.415cm" svg:height="10.651cm">
          <chart:coordinate-region svg:x="2.677cm" svg:y="1.646cm" svg:width="15.801cm" svg:height="9.805cm"/>
          <chart:axis chart:dimension="x" chart:name="primary-x" chart:style-name="ch4" chartooo:axis-type="auto">
            <chart:title svg:x="9.739cm" svg:y="12.364cm" chart:style-name="ch5">
              <text:p>1/dc</text:p>
            </chart:title>
            <chart:categories table:cell-range-address="local-table.$A$2:.$A$6"/>
            <chart:grid chart:style-name="ch6" chart:class="major"/>
          </chart:axis>
          <chart:axis chart:dimension="y" chart:name="primary-y" chart:style-name="ch7">
            <chart:title svg:x="0.451cm" svg:y="7.001cm" chart:style-name="ch8">
              <text:p>dy</text:p>
            </chart:title>
            <chart:grid chart:style-name="ch6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744408945687">
                <text:p>0.0159744408945687</text:p>
              </table:table-cell>
              <table:table-cell office:value-type="float" office:value="0.00106060606060606">
                <text:p>0.001060606060606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3342366757001">
                <text:p>0.00903342366757001</text:p>
              </table:table-cell>
              <table:table-cell office:value-type="float" office:value="0.000757575757575758">
                <text:p>0.000757575757575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0454545454545455">
                <text:p>0.00045454545454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0378787878787879">
                <text:p>0.00378787878787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00227272727272727">
                <text:p>0.0022727272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454130fadb9a820d3728b86ccb63c8f359d7052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